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3f33" officeooo:paragraph-rsid="000b3f3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3f33" officeooo:paragraph-rsid="000b3f3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b3f33" officeooo:paragraph-rsid="000b3f33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officeooo:rsid="000b3f33" officeooo:paragraph-rsid="000b3f33"/>
    </style:style>
    <style:style style:name="P5" style:family="paragraph" style:parent-style-name="Standard">
      <style:text-properties style:font-name="Times New Roman" officeooo:rsid="000ce50e" officeooo:paragraph-rsid="000ce50e"/>
    </style:style>
    <style:style style:name="P6" style:family="paragraph" style:parent-style-name="Standard">
      <style:text-properties style:font-name="Times New Roman" officeooo:rsid="000ce50e" officeooo:paragraph-rsid="000b3f33"/>
    </style:style>
    <style:style style:name="P7" style:family="paragraph" style:parent-style-name="Standard">
      <style:text-properties style:font-name="Times New Roman" officeooo:rsid="000ce50e" officeooo:paragraph-rsid="001178ae"/>
    </style:style>
    <style:style style:name="P8" style:family="paragraph" style:parent-style-name="Standard">
      <style:text-properties style:font-name="Times New Roman" officeooo:rsid="00107ee1" officeooo:paragraph-rsid="00107ee1"/>
    </style:style>
    <style:style style:name="P9" style:family="paragraph" style:parent-style-name="Standard">
      <style:text-properties style:font-name="Times New Roman" officeooo:rsid="001267e2" officeooo:paragraph-rsid="001267e2"/>
    </style:style>
    <style:style style:name="P10" style:family="paragraph" style:parent-style-name="Standard">
      <style:text-properties style:font-name="Times New Roman" officeooo:rsid="00138efd" officeooo:paragraph-rsid="00138efd"/>
    </style:style>
    <style:style style:name="P11" style:family="paragraph" style:parent-style-name="Standard">
      <style:text-properties style:font-name="Times New Roman" officeooo:rsid="00147a63" officeooo:paragraph-rsid="00147a63"/>
    </style:style>
    <style:style style:name="P12" style:family="paragraph" style:parent-style-name="Standard">
      <style:text-properties style:font-name="Times New Roman" officeooo:rsid="00162b41" officeooo:paragraph-rsid="00162b41"/>
    </style:style>
    <style:style style:name="P13" style:family="paragraph" style:parent-style-name="Standard">
      <style:text-properties style:font-name="Times New Roman" officeooo:rsid="0017f344" officeooo:paragraph-rsid="0017f344"/>
    </style:style>
    <style:style style:name="P14" style:family="paragraph" style:parent-style-name="Standard">
      <style:text-properties style:font-name="Times New Roman" officeooo:rsid="00197c75" officeooo:paragraph-rsid="00197c75"/>
    </style:style>
    <style:style style:name="T1" style:family="text">
      <style:text-properties officeooo:rsid="000d4130"/>
    </style:style>
    <style:style style:name="T2" style:family="text">
      <style:text-properties officeooo:rsid="000ee80e"/>
    </style:style>
    <style:style style:name="T3" style:family="text">
      <style:text-properties officeooo:rsid="0018f7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vidéos May Cooking</text:p>
      <text:p text:style-name="P1"/>
      <text:p text:style-name="P1"/>
      <text:p text:style-name="P2"/>
      <text:p text:style-name="P3">Gâteau au chocolat <text:span text:style-name="T2">(ganache et fourré au chocolat noir)</text:span></text:p>
      <text:p text:style-name="P2"/>
      <text:p text:style-name="P4">Sauce coco porc haché</text:p>
      <text:p text:style-name="P4"/>
      <text:p text:style-name="P4">Dessert citrouille coco</text:p>
      <text:p text:style-name="P4"/>
      <text:p text:style-name="P4">Gelée de coco</text:p>
      <text:p text:style-name="P4"/>
      <text:p text:style-name="P4">Saumon <text:span text:style-name="T1">sauté aux poivrons et curry rouge</text:span></text:p>
      <text:p text:style-name="P4"/>
      <text:p text:style-name="P4">Asperge et crevettes</text:p>
      <text:p text:style-name="P4"/>
      <text:p text:style-name="P4">Gâteau chocolat au beurre salé</text:p>
      <text:p text:style-name="P4"/>
      <text:p text:style-name="P4">Poulet poivrons et noix de cajous</text:p>
      <text:p text:style-name="P4"/>
      <text:p text:style-name="P4">Pois gourmand et porc</text:p>
      <text:p text:style-name="P4"/>
      <text:p text:style-name="P4">Pad thaï poulet</text:p>
      <text:p text:style-name="P4"/>
      <text:p text:style-name="P4">Dessert chocolat gelée</text:p>
      <text:p text:style-name="P4"/>
      <text:p text:style-name="P4">Porc frit</text:p>
      <text:p text:style-name="P4"/>
      <text:p text:style-name="P4">Papaya salade</text:p>
      <text:p text:style-name="P4"/>
      <text:p text:style-name="P4">Gâteau au café</text:p>
      <text:p text:style-name="P4"/>
      <text:p text:style-name="P4">Salade épicée au saucisse vietnamienne</text:p>
      <text:p text:style-name="P4"/>
      <text:p text:style-name="P4">Porc sauté aux bambous</text:p>
      <text:p text:style-name="P4"/>
      <text:p text:style-name="P4">Crevettes sautées aux brocolis</text:p>
      <text:p text:style-name="P4"/>
      <text:p text:style-name="P4">Dessert riz et haricots noir</text:p>
      <text:p text:style-name="P6"/>
      <text:p text:style-name="P5">Pad thaï crevettes</text:p>
      <text:p text:style-name="P5"/>
      <text:p text:style-name="P8">Patates douces au lait de coco</text:p>
      <text:p text:style-name="P8"/>
      <text:p text:style-name="P7">Gâteau au chocolat</text:p>
      <text:p text:style-name="P7"/>
      <text:p text:style-name="P9">Gâteau à la confiture</text:p>
      <text:p text:style-name="P9"/>
      <text:p text:style-name="P9">Riz frit aux crevettes</text:p>
      <text:p text:style-name="P9"/>
      <text:p text:style-name="P9">Glace noix de coco</text:p>
      <text:p text:style-name="P9"><text:soft-page-break/>Kra pao moo</text:p>
      <text:p text:style-name="P9"/>
      <text:p text:style-name="P9">Dessert patates douces lait de coco</text:p>
      <text:p text:style-name="P9"/>
      <text:p text:style-name="P9">Mousse au chocolat crème de coco</text:p>
      <text:p text:style-name="P9"/>
      <text:p text:style-name="P9">Quiche au thon</text:p>
      <text:p text:style-name="P9"/>
      <text:p text:style-name="P9">Marbré au chocolat</text:p>
      <text:p text:style-name="P9"/>
      <text:p text:style-name="P9">Poisson frit</text:p>
      <text:p text:style-name="P9"/>
      <text:p text:style-name="P9">Fruits en gelée</text:p>
      <text:p text:style-name="P9"/>
      <text:p text:style-name="P9">Gâteau au citron</text:p>
      <text:p text:style-name="P9"/>
      <text:p text:style-name="P9">Salade de papaye verte</text:p>
      <text:p text:style-name="P9"/>
      <text:p text:style-name="P10">Gelée de café</text:p>
      <text:p text:style-name="P10"/>
      <text:p text:style-name="P10">Glace coco avec Magimix</text:p>
      <text:p text:style-name="P10"/>
      <text:p text:style-name="P10">Steak de saumon</text:p>
      <text:p text:style-name="P10"/>
      <text:p text:style-name="P10">Tom kha kai</text:p>
      <text:p text:style-name="P10"/>
      <text:p text:style-name="P10">Gâteau aux œufs</text:p>
      <text:p text:style-name="P10"/>
      <text:p text:style-name="P10">Lap kai</text:p>
      <text:p text:style-name="P10"/>
      <text:p text:style-name="P10">Cœur coulant au chocolat</text:p>
      <text:p text:style-name="P10"/>
      <text:p text:style-name="P10">Gâteau banane</text:p>
      <text:p text:style-name="P10"/>
      <text:p text:style-name="P11">Gelée de coco</text:p>
      <text:p text:style-name="P11"/>
      <text:p text:style-name="P12">Gâteau au beurre</text:p>
      <text:p text:style-name="P12"/>
      <text:p text:style-name="P13">Rouleau<text:span text:style-name="T3">x</text:span> de printemps</text:p>
      <text:p text:style-name="P13"/>
      <text:p text:style-name="P14">Petits gâteaux au chocolat</text:p>
      <text:p text:style-name="P14"/>
      <text:p text:style-name="P14"/>
      <text:p text:style-name="P13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21T13:55:30.479000000</meta:creation-date>
    <dc:date>2021-02-21T18:19:07.822000000</dc:date>
    <meta:editing-duration>PT43M46S</meta:editing-duration>
    <meta:editing-cycles>13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46" meta:word-count="174" meta:character-count="974" meta:non-whitespace-character-count="846"/>
  </office:meta>
</office:document-meta>
</file>